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Roboto,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officeooo:paragraph-rsid="00076b65"/>
    </style:style>
    <style:style style:name="P2" style:family="paragraph" style:parent-style-name="Standard">
      <style:text-properties fo:color="#000000" officeooo:paragraph-rsid="0007bbd5"/>
    </style:style>
    <style:style style:name="P3" style:family="paragraph" style:parent-style-name="Standard">
      <style:text-properties fo:color="#000000" officeooo:paragraph-rsid="0008acad"/>
    </style:style>
    <style:style style:name="P4" style:family="paragraph" style:parent-style-name="Standard">
      <style:text-properties fo:color="#000000" officeooo:paragraph-rsid="000a7f6c"/>
    </style:style>
    <style:style style:name="P5" style:family="paragraph" style:parent-style-name="Standard">
      <style:text-properties fo:color="#000000" officeooo:paragraph-rsid="000bc7a4"/>
    </style:style>
    <style:style style:name="P6" style:family="paragraph" style:parent-style-name="Standard">
      <style:text-properties fo:color="#000000" officeooo:paragraph-rsid="000d0d7c"/>
    </style:style>
    <style:style style:name="P7" style:family="paragraph" style:parent-style-name="Standard">
      <style:text-properties fo:color="#000000" officeooo:paragraph-rsid="000db807"/>
    </style:style>
    <style:style style:name="P8" style:family="paragraph" style:parent-style-name="Standard">
      <style:text-properties fo:color="#000000" officeooo:paragraph-rsid="000e1f8a"/>
    </style:style>
    <style:style style:name="P9" style:family="paragraph" style:parent-style-name="Standard">
      <style:text-properties fo:color="#000000" officeooo:paragraph-rsid="000ebc97"/>
    </style:style>
    <style:style style:name="P10" style:family="paragraph" style:parent-style-name="Standard">
      <style:text-properties fo:color="#000000" officeooo:paragraph-rsid="000fc6df"/>
    </style:style>
    <style:style style:name="P11" style:family="paragraph" style:parent-style-name="Standard">
      <style:text-properties fo:color="#000000" officeooo:paragraph-rsid="0011b8d4"/>
    </style:style>
    <style:style style:name="P12" style:family="paragraph" style:parent-style-name="Standard">
      <style:text-properties fo:color="#000000" officeooo:paragraph-rsid="0013551c"/>
    </style:style>
    <style:style style:name="P13" style:family="paragraph" style:parent-style-name="Standard">
      <style:text-properties fo:color="#000000" officeooo:paragraph-rsid="00153c50"/>
    </style:style>
    <style:style style:name="P14" style:family="paragraph" style:parent-style-name="Standard">
      <style:text-properties fo:color="#000000" officeooo:paragraph-rsid="0016878f"/>
    </style:style>
    <style:style style:name="P15" style:family="paragraph" style:parent-style-name="Standard">
      <style:text-properties fo:color="#000000" officeooo:paragraph-rsid="0016b86c"/>
    </style:style>
    <style:style style:name="P16" style:family="paragraph" style:parent-style-name="Standard">
      <style:text-properties fo:color="#000000" officeooo:rsid="0017b42e" officeooo:paragraph-rsid="0017b42e"/>
    </style:style>
    <style:style style:name="P17" style:family="paragraph" style:parent-style-name="Standard">
      <style:text-properties fo:color="#000000" officeooo:paragraph-rsid="00188054"/>
    </style:style>
    <style:style style:name="T1" style:family="text">
      <style:text-properties officeooo:rsid="00076b65"/>
    </style:style>
    <style:style style:name="T2" style:family="text">
      <style:text-properties fo:font-variant="normal" fo:text-transform="none" fo:color="#000000" style:font-name="apple-system" fo:font-size="12pt" fo:letter-spacing="normal" fo:font-style="normal" fo:font-weight="normal"/>
    </style:style>
    <style:style style:name="T3" style:family="text">
      <style:text-properties fo:font-variant="normal" fo:text-transform="none" fo:color="#000000" style:font-name="apple-system" fo:font-size="12pt" fo:letter-spacing="normal" fo:font-style="normal" fo:font-weight="normal" officeooo:rsid="00076b65"/>
    </style:style>
    <style:style style:name="T4" style:family="text">
      <style:text-properties fo:font-variant="normal" fo:text-transform="none" fo:color="#000000" style:font-name="apple-system" fo:font-size="12pt" fo:letter-spacing="normal" fo:font-style="normal" fo:font-weight="normal" officeooo:rsid="0007bbd5"/>
    </style:style>
    <style:style style:name="T5" style:family="text">
      <style:text-properties fo:font-variant="normal" fo:text-transform="none" fo:color="#000000" style:font-name="apple-system" fo:font-size="12pt" fo:letter-spacing="normal" fo:font-style="normal" fo:font-weight="normal" officeooo:rsid="0008acad"/>
    </style:style>
    <style:style style:name="T6" style:family="text">
      <style:text-properties fo:font-variant="normal" fo:text-transform="none" fo:color="#000000" style:font-name="apple-system" fo:font-size="12pt" fo:letter-spacing="normal" fo:font-style="normal" fo:font-weight="normal" officeooo:rsid="000a7f6c"/>
    </style:style>
    <style:style style:name="T7" style:family="text">
      <style:text-properties fo:font-variant="normal" fo:text-transform="none" fo:color="#000000" style:font-name="apple-system" fo:font-size="12pt" fo:letter-spacing="normal" fo:font-style="normal" fo:font-weight="normal" officeooo:rsid="000bc7a4"/>
    </style:style>
    <style:style style:name="T8" style:family="text">
      <style:text-properties fo:font-variant="normal" fo:text-transform="none" fo:color="#000000" style:font-name="apple-system" fo:font-size="12pt" fo:letter-spacing="normal" fo:font-style="normal" fo:font-weight="normal" officeooo:rsid="000d0d7c"/>
    </style:style>
    <style:style style:name="T9" style:family="text">
      <style:text-properties fo:font-variant="normal" fo:text-transform="none" fo:color="#000000" style:font-name="apple-system" fo:font-size="12pt" fo:letter-spacing="normal" fo:font-style="normal" fo:font-weight="normal" officeooo:rsid="000db807"/>
    </style:style>
    <style:style style:name="T10" style:family="text">
      <style:text-properties fo:font-variant="normal" fo:text-transform="none" fo:color="#000000" style:font-name="apple-system" fo:font-size="12pt" fo:letter-spacing="normal" fo:font-style="normal" fo:font-weight="normal" officeooo:rsid="000e1f8a"/>
    </style:style>
    <style:style style:name="T11" style:family="text">
      <style:text-properties fo:font-variant="normal" fo:text-transform="none" fo:color="#000000" style:font-name="apple-system" fo:font-size="12pt" fo:letter-spacing="normal" fo:font-style="normal" fo:font-weight="normal" officeooo:rsid="000ebc97"/>
    </style:style>
    <style:style style:name="T12" style:family="text">
      <style:text-properties fo:font-variant="normal" fo:text-transform="none" fo:color="#000000" style:font-name="apple-system" fo:font-size="12pt" fo:letter-spacing="normal" fo:font-style="normal" fo:font-weight="normal" officeooo:rsid="000fc6df"/>
    </style:style>
    <style:style style:name="T13" style:family="text">
      <style:text-properties fo:font-variant="normal" fo:text-transform="none" fo:color="#000000" style:font-name="apple-system" fo:font-size="12pt" fo:letter-spacing="normal" fo:font-style="normal" fo:font-weight="normal" officeooo:rsid="0011b8d4"/>
    </style:style>
    <style:style style:name="T14" style:family="text">
      <style:text-properties fo:font-variant="normal" fo:text-transform="none" fo:color="#000000" style:font-name="apple-system" fo:font-size="12pt" fo:letter-spacing="normal" fo:font-style="normal" fo:font-weight="normal" officeooo:rsid="0013551c"/>
    </style:style>
    <style:style style:name="T15" style:family="text">
      <style:text-properties fo:font-variant="normal" fo:text-transform="none" fo:color="#000000" style:font-name="apple-system" fo:font-size="12pt" fo:letter-spacing="normal" fo:font-style="normal" fo:font-weight="normal" officeooo:rsid="00153c50"/>
    </style:style>
    <style:style style:name="T16" style:family="text">
      <style:text-properties fo:font-variant="normal" fo:text-transform="none" fo:color="#000000" style:font-name="apple-system" fo:font-size="12pt" fo:letter-spacing="normal" fo:font-style="normal" fo:font-weight="normal" officeooo:rsid="0016878f"/>
    </style:style>
    <style:style style:name="T17" style:family="text">
      <style:text-properties fo:font-variant="normal" fo:text-transform="none" fo:color="#000000" style:font-name="apple-system" fo:font-size="12pt" fo:letter-spacing="normal" fo:font-style="normal" fo:font-weight="normal" officeooo:rsid="0016b86c"/>
    </style:style>
    <style:style style:name="T18" style:family="text">
      <style:text-properties fo:font-variant="normal" fo:text-transform="none" fo:color="#000000" style:font-name="apple-system" fo:font-size="12pt" fo:letter-spacing="normal" fo:font-style="normal" fo:font-weight="normal" officeooo:rsid="00188054"/>
    </style:style>
    <style:style style:name="T19" style:family="text">
      <style:text-properties fo:font-variant="normal" fo:text-transform="none" fo:color="#000000" style:font-name="apple-system" fo:font-size="12pt" fo:letter-spacing="normal" fo:font-style="italic" fo:font-weight="normal"/>
    </style:style>
    <style:style style:name="T20" style:family="text">
      <style:text-properties fo:font-variant="normal" fo:text-transform="none" fo:color="#000000" fo:letter-spacing="normal"/>
    </style:style>
    <style:style style:name="T21" style:family="text">
      <style:text-properties fo:font-variant="normal" fo:text-transform="none" fo:color="#aaaaaa" style:font-name="apple-system" fo:font-size="12pt" fo:letter-spacing="normal" fo:font-style="normal" fo:font-weight="normal"/>
    </style:style>
    <style:style style:name="T22" style:family="text">
      <style:text-properties fo:font-variant="normal" fo:text-transform="none" fo:color="#aaaaaa" style:font-name="apple-system" fo:font-size="12pt" fo:letter-spacing="normal" fo:font-style="normal" fo:font-weight="normal" officeooo:rsid="000d0d7c"/>
    </style:style>
    <style:style style:name="T23" style:family="text">
      <style:text-properties fo:font-variant="normal" fo:text-transform="none" fo:color="#aaaaaa" style:font-name="apple-system" fo:font-size="12pt" fo:letter-spacing="normal" fo:font-style="italic" fo:font-weight="normal"/>
    </style:style>
    <style:style style:name="T24" style:family="text">
      <style:text-properties fo:font-variant="normal" fo:text-transform="none" fo:color="#aaaaaa" style:font-name="apple-system" fo:font-size="12pt" fo:letter-spacing="normal" fo:font-style="italic" fo:font-weight="normal" officeooo:rsid="000d0d7c"/>
    </style:style>
    <style:style style:name="T25" style:family="text">
      <style:text-properties fo:font-variant="normal" fo:text-transform="none" style:font-name="apple-system" fo:font-size="12pt" fo:letter-spacing="normal" fo:font-style="normal" fo:font-weight="normal"/>
    </style:style>
    <style:style style:name="T26" style:family="text">
      <style:text-properties fo:font-variant="normal" fo:text-transform="none" style:font-name="apple-system" fo:font-size="12pt" fo:letter-spacing="normal" fo:font-style="normal" fo:font-weight="normal" officeooo:rsid="000d0d7c"/>
    </style:style>
    <style:style style:name="T27" style:family="text">
      <style:text-properties fo:font-variant="normal" fo:text-transform="none" style:font-name="apple-system" fo:font-size="12pt" fo:letter-spacing="normal" fo:font-style="normal" fo:font-weight="normal" officeooo:rsid="00076b65"/>
    </style:style>
    <style:style style:name="T28" style:family="text">
      <style:text-properties fo:font-variant="normal" fo:text-transform="none" style:font-name="apple-system" fo:font-size="12pt" fo:letter-spacing="normal" fo:font-style="normal" fo:font-weight="normal" officeooo:rsid="0007bbd5"/>
    </style:style>
    <style:style style:name="T29" style:family="text">
      <style:text-properties fo:font-variant="normal" fo:text-transform="none" style:font-name="apple-system" fo:font-size="12pt" fo:letter-spacing="normal" fo:font-style="normal" fo:font-weight="normal" officeooo:rsid="0008acad"/>
    </style:style>
    <style:style style:name="T30" style:family="text">
      <style:text-properties fo:font-variant="normal" fo:text-transform="none" style:font-name="apple-system" fo:font-size="12pt" fo:letter-spacing="normal" fo:font-style="normal" fo:font-weight="normal" officeooo:rsid="000a7f6c"/>
    </style:style>
    <style:style style:name="T31" style:family="text">
      <style:text-properties fo:font-variant="normal" fo:text-transform="none" style:font-name="apple-system" fo:font-size="12pt" fo:letter-spacing="normal" fo:font-style="normal" fo:font-weight="normal" officeooo:rsid="000bc7a4"/>
    </style:style>
    <style:style style:name="T32" style:family="text">
      <style:text-properties fo:font-variant="normal" fo:text-transform="none" style:font-name="apple-system" fo:font-size="12pt" fo:letter-spacing="normal" fo:font-style="normal" fo:font-weight="normal" officeooo:rsid="000db807"/>
    </style:style>
    <style:style style:name="T33" style:family="text">
      <style:text-properties fo:font-variant="normal" fo:text-transform="none" style:font-name="apple-system" fo:font-size="12pt" fo:letter-spacing="normal" fo:font-style="normal" fo:font-weight="normal" officeooo:rsid="000e1f8a"/>
    </style:style>
    <style:style style:name="T34" style:family="text">
      <style:text-properties fo:font-variant="normal" fo:text-transform="none" style:font-name="apple-system" fo:font-size="12pt" fo:letter-spacing="normal" fo:font-style="normal" fo:font-weight="normal" officeooo:rsid="000ebc97"/>
    </style:style>
    <style:style style:name="T35" style:family="text">
      <style:text-properties fo:font-variant="normal" fo:text-transform="none" style:font-name="apple-system" fo:font-size="12pt" fo:letter-spacing="normal" fo:font-style="normal" fo:font-weight="normal" officeooo:rsid="000fc6df"/>
    </style:style>
    <style:style style:name="T36" style:family="text">
      <style:text-properties fo:font-variant="normal" fo:text-transform="none" style:font-name="apple-system" fo:font-size="12pt" fo:letter-spacing="normal" fo:font-style="normal" fo:font-weight="normal" officeooo:rsid="0011b8d4"/>
    </style:style>
    <style:style style:name="T37" style:family="text">
      <style:text-properties fo:font-variant="normal" fo:text-transform="none" style:font-name="apple-system" fo:font-size="12pt" fo:letter-spacing="normal" fo:font-style="normal" fo:font-weight="normal" officeooo:rsid="0013551c"/>
    </style:style>
    <style:style style:name="T38" style:family="text">
      <style:text-properties fo:font-variant="normal" fo:text-transform="none" style:font-name="apple-system" fo:font-size="12pt" fo:letter-spacing="normal" fo:font-style="normal" fo:font-weight="normal" officeooo:rsid="00153c50"/>
    </style:style>
    <style:style style:name="T39" style:family="text">
      <style:text-properties fo:font-variant="normal" fo:text-transform="none" style:font-name="apple-system" fo:font-size="12pt" fo:letter-spacing="normal" fo:font-style="normal" fo:font-weight="normal" officeooo:rsid="0016878f"/>
    </style:style>
    <style:style style:name="T40" style:family="text">
      <style:text-properties fo:font-variant="normal" fo:text-transform="none" style:font-name="apple-system" fo:font-size="12pt" fo:letter-spacing="normal" fo:font-style="normal" fo:font-weight="normal" officeooo:rsid="0016b86c"/>
    </style:style>
    <style:style style:name="T41" style:family="text">
      <style:text-properties fo:font-variant="normal" fo:text-transform="none" style:font-name="apple-system" fo:font-size="12pt" fo:letter-spacing="normal" fo:font-style="normal" fo:font-weight="normal" officeooo:rsid="00188054"/>
    </style:style>
    <style:style style:name="T42" style:family="text">
      <style:text-properties fo:font-variant="normal" fo:text-transform="none" style:font-name="apple-system" fo:font-size="12pt" fo:letter-spacing="normal" fo:font-style="italic" fo:font-weight="normal"/>
    </style:style>
    <style:style style:name="T43" style:family="text">
      <style:text-properties fo:font-variant="normal" fo:text-transform="none" style:font-name="apple-system" fo:font-size="12pt" fo:letter-spacing="normal" fo:font-style="italic" fo:font-weight="normal" officeooo:rsid="000d0d7c"/>
    </style:style>
    <style:style style:name="T44" style:family="text">
      <style:text-properties fo:font-variant="normal" fo:text-transform="none" fo:letter-spacing="normal"/>
    </style:style>
    <style:style style:name="T45" style:family="text">
      <style:text-properties fo:color="#000000" style:font-name="apple-system" fo:font-size="12pt" fo:letter-spacing="normal" fo:font-style="italic" fo:font-weight="normal"/>
    </style:style>
    <style:style style:name="T46" style:family="text">
      <style:text-properties style:font-name="apple-system" fo:font-size="12pt" fo:letter-spacing="normal" fo:font-style="italic"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ugmk2014 - </text:span><text:span text:style-name="T25">Sugmk, J., Kiattisin, S., &amp; Leelasantitham, A. (2014). </text:span><text:span text:style-name="T46">Automated classification between age-related macular degeneration and Diabetic macular edema in OCT image using image segmentation. The 7th 2014 Biomedical Engineering International Conference.</text:span><text:span text:style-name="T44"> </text:span><text:span text:style-name="T25">doi:10.1109/bmeicon.2014.7017441 </text:span></text:p>
      <text:p text:style-name="P1"><text:span text:style-name="T25"/></text:p>
      <text:p text:style-name="P1"><text:span text:style-name="T27">shang2018 - </text:span><text:span text:style-name="T25">Shang, Z., Fu, Z., Liu, C., Xie, H., &amp; Zhang, Y. (2018). </text:span><text:span text:style-name="T42">Potential of Attention Mechanism for Classification of Optical Coherence Tomography Images. 2018 IEEE Visual Communications and Image Processing (VCIP).</text:span><text:span text:style-name="T25"> doi:10.1109/vcip.2018.8698622 </text:span></text:p>
      <text:p text:style-name="P1"><text:span text:style-name="T27"/></text:p>
      <text:p text:style-name="P2"><text:span text:style-name="T27">r</text:span><text:span text:style-name="T28">asti2017 - </text:span><text:span text:style-name="T25">Rasti, R., Rabbani, H., Mehridehnavi, A., &amp; Hajizadeh, F. (2018). Macular OCT Classification Using a Multi-Scale Convolutional Neural Network Ensemble. IEEE Transactions on Medical Imaging, 37(4), 1024–1034. doi:10.1109/tmi.2017.2780115 </text:span></text:p>
      <text:p text:style-name="P2"><text:span text:style-name="T28"/></text:p>
      <text:p text:style-name="P3"><text:span text:style-name="T28">a</text:span><text:span text:style-name="T29">li2010 - </text:span><text:span text:style-name="T25">Ali, M., &amp; Hadj, B. (2010). </text:span><text:span text:style-name="T42">Segmentation of oct skin images by classification of speckle statistical parameters. 2010 IEEE International Conference on Image Processing.</text:span><text:span text:style-name="T25"> doi:10.1109/icip.2010.5653019 </text:span></text:p>
      <text:p text:style-name="P3"><text:span text:style-name="T29"/></text:p>
      <text:p text:style-name="P4"><text:span text:style-name="T29">k</text:span><text:span text:style-name="T30">epp2019 - </text:span><text:span text:style-name="T25">Kepp, T., Ehrhardt, J., Heinrich, M. P., Huttmann, G., &amp; Handels, H. (2019). </text:span><text:span text:style-name="T42">Topology-Preserving Shape-Based Regression Of Retinal Layers In Oct Image Data Using Convolutional Neural Networks. 2019 IEEE 16th International Symposium on Biomedical Imaging (ISBI 2019).</text:span><text:span text:style-name="T25"> doi:10.1109/isbi.2019.8759261 </text:span></text:p>
      <text:p text:style-name="P4"><text:span text:style-name="T30"/></text:p>
      <text:p text:style-name="P5"><text:span text:style-name="T30">p</text:span><text:span text:style-name="T31">erdomo2018 - </text:span><text:span text:style-name="T25">Perdomo, O., Otalora, S., Gonzalez, F. A., Meriaudeau, F., &amp; Muller, H. (2018). </text:span><text:span text:style-name="T42">OCT-NET: A convolutional network for automatic classification of normal and diabetic macular edema using sd-oct volumes. 2018 IEEE 15th International Symposium on Biomedical Imaging (ISBI 2018).</text:span><text:span text:style-name="T25"> doi:10.1109/isbi.2018.8363839 </text:span></text:p>
      <text:p text:style-name="P5"><text:span text:style-name="T25"/></text:p>
      <text:p text:style-name="P6"><text:span text:style-name="T26">rong2018 - Rong, Y., Xiang, D., Zhu, W., Yu, K., Shi, F., Fan, Z., &amp; Chen, X. (2018). </text:span><text:span text:style-name="T43">Surrogate-assisted Retinal OCT Image Classification Based on Convolutional Neural Networks. IEEE Journal of Biomedical and Health Informatics, 1–1.</text:span><text:span text:style-name="T26"> doi:10.1109/jbhi.2018.2795545</text:span></text:p>
      <text:p text:style-name="P6"><text:span text:style-name="T26"/></text:p>
      <text:p text:style-name="P6"><text:span text:style-name="T26">chan2018 - </text:span><text:span text:style-name="T25">Chan, G. C. Y., Shah, S. A. A., Tang, T. B., Lu, C.-K., Muller, H., &amp; Meriaudeau, F. (2018). </text:span><text:span text:style-name="T42">Deep Features and Data Reduction for Classification of SD-OCT Images: Application to Diabetic Macular Edema. 2018 International Conference on Intelligent and Advanced System (ICIAS).</text:span><text:span text:style-name="T25"> doi:10.1109/icias.2018.8540579 </text:span></text:p>
      <text:p text:style-name="P6"><text:span text:style-name="T26"/></text:p>
      <text:p text:style-name="P6"><text:span text:style-name="T26">awais2017 - </text:span><text:span text:style-name="T25">Awais, M., Muller, H., Tang, T. B., &amp; Meriaudeau, F. (2017). </text:span><text:span text:style-name="T42">Classification of SD-OCT images using a Deep learning approach. 2017 IEEE International Conference on Signal and Image Processing Applications (ICSIPA).</text:span><text:span text:style-name="T25"> doi:10.1109/icsipa.2017.8120661 </text:span></text:p>
      <text:p text:style-name="P6"><text:span text:style-name="T26"/></text:p>
      <text:p text:style-name="P7"><text:span text:style-name="T26">n</text:span><text:span text:style-name="T32">az2017 - </text:span><text:span text:style-name="T25">Naz, S., Hassan, T., Akram, M. U., &amp; Khan, S. A. (2017). </text:span><text:span text:style-name="T42">A practical approach to OCT based classification of Diabetic Macular Edema. 2017 </text:span><text:soft-page-break/><text:span text:style-name="T42">International Conference on Signals and Systems (ICSigSys).</text:span><text:span text:style-name="T25"> doi:10.1109/icsigsys.2017.7967044 </text:span></text:p>
      <text:p text:style-name="P7"><text:span text:style-name="T32"/></text:p>
      <text:p text:style-name="P7"><text:span text:style-name="T32">619adc - </text:span><text:span text:style-name="T25">Alsaih, K., Tang, T., Meriaudeau, F., Lemaitre, G., Rastgoo, M., &amp; Sidibe, D. (2018). </text:span><text:span text:style-name="T42">Classification of Retinal Cysts on SD-OCT Images Using Stacked Auto-Encoder. 2018 International Conference on Intelligent and Advanced System (ICIAS).</text:span><text:span text:style-name="T25"> doi:10.1109/icias.2018.8540565 </text:span></text:p>
      <text:p text:style-name="P7"><text:span text:style-name="T32"/></text:p>
      <text:p text:style-name="P8"><text:span text:style-name="T32">b</text:span><text:span text:style-name="T33">ogunovic2019 - </text:span><text:span text:style-name="T25">Bogunovic, H., Venhuizen, F., Klimscha, S., Apostolopoulos, S., Bab-Hadiashar, A., Bagci, U., … Schmidt-Erfurth, U. (2019). </text:span><text:span text:style-name="T42">RETOUCH -The Retinal OCT Fluid Detection and Segmentation Benchmark and Challenge. IEEE Transactions on Medical Imaging, 1–1.</text:span><text:span text:style-name="T25"> doi:10.1109/tmi.2019.2901398 </text:span></text:p>
      <text:p text:style-name="P8"><text:span text:style-name="T33"/></text:p>
      <text:p text:style-name="P9"><text:span text:style-name="T33">w</text:span><text:span text:style-name="T34">ang2020- </text:span><text:span text:style-name="T25">Wang, R., Fan, D., Lv, B., Wang, M., Zhou, Q., Lv, C., … Wang, L. (2020). </text:span><text:span text:style-name="T42">OCT Image Quality Evaluation Based on Deep and Shallow Features Fusion Network. 2020 IEEE 17th International Symposium on Biomedical Imaging (ISBI).</text:span><text:span text:style-name="T25"> doi:10.1109/isbi45749.2020.9098635 </text:span></text:p>
      <text:p text:style-name="P9"><text:span text:style-name="T34"/></text:p>
      <text:p text:style-name="P10"><text:span text:style-name="T34">7</text:span><text:span text:style-name="T35">933 - </text:span><text:span text:style-name="T25">Athira, S. C., Roy, R. M., &amp; Aneesh, R. P. (2018). </text:span><text:span text:style-name="T42">Computerized Detection of Macular Edema Using OCT Images Based on Fractal Texture Analysis. 2018 International CET Conference on Control, Communication, and Computing (IC4).</text:span><text:span text:style-name="T25"> doi:10.1109/cetic4.2018.8530952 </text:span></text:p>
      <text:p text:style-name="P10"><text:span text:style-name="T35"/></text:p>
      <text:p text:style-name="P11"><text:span text:style-name="T35">n</text:span><text:span text:style-name="T36">ajeeb 2018 - </text:span><text:span text:style-name="T25">Najeeb, S., Sharmile, N., Khan, M. S., Sahin, I., Islam, M. T., &amp; Hassan Bhuiyan, M. I. (2018). </text:span><text:span text:style-name="T42">Classification of Retinal Diseases from OCT scans using Convolutional Neural Networks. 2018 10th International Conference on Electrical and Computer Engineering (ICECE).</text:span><text:span text:style-name="T25"> doi:10.1109/icece.2018.8636699 </text:span></text:p>
      <text:p text:style-name="P11"><text:span text:style-name="T36"/></text:p>
      <text:p text:style-name="P12"><text:span text:style-name="T36">c</text:span><text:span text:style-name="T37">han 2017 - </text:span><text:span text:style-name="T25">Chan, G. C. Y., Muhammad, A., Shah, S. A. A., Tang, T. B., Lu, C.-K., &amp; Meriaudeau, F. (2017). </text:span><text:span text:style-name="T42">Transfer learning for Diabetic Macular Edema (DME) detection on Optical Coherence Tomography (OCT) images. 2017 IEEE International Conference on Signal and Image Processing Applications (ICSIPA).</text:span><text:span text:style-name="T25"> doi:10.1109/icsipa.2017.8120662 </text:span></text:p>
      <text:p text:style-name="P12"><text:span text:style-name="T37"/></text:p>
      <text:p text:style-name="P13"><text:span text:style-name="T37">g</text:span><text:span text:style-name="T38">an2016 - </text:span><text:span text:style-name="T25">Gan, Y., Yao, X., Chang, E., Amir, S. B., Hibshoosh, H., Feldman, S., &amp; Hendon, C. P. (2016). </text:span><text:span text:style-name="T42">Comparative study of texture features in OCT images at different scales for human breast tissue classification. 2016 38th Annual International Conference of the IEEE Engineering in Medicine and Biology Society (EMBC).</text:span><text:span text:style-name="T25"> doi:10.1109/embc.2016.7591586 </text:span></text:p>
      <text:p text:style-name="P13"><text:span text:style-name="T38"/></text:p>
      <text:p text:style-name="P14"><text:span text:style-name="T38">s</text:span><text:span text:style-name="T39">erener2019 - </text:span><text:span text:style-name="T25">Serener, A., &amp; Serte, S. (2019). </text:span><text:span text:style-name="T42">Dry and Wet Age-Related Macular Degeneration Classification Using OCT Images and Deep Learning. 2019 Scientific Meeting on Electrical-Electronics &amp; Biomedical Engineering and Computer Science (EBBT).</text:span><text:span text:style-name="T25"> doi:10.1109/ebbt.2019.8741768 </text:span></text:p>
      <text:p text:style-name="P14"><text:span text:style-name="T39"/></text:p>
      <text:p text:style-name="P15"><text:span text:style-name="T39">k</text:span><text:span text:style-name="T40">amble 2018 - </text:span><text:span text:style-name="T25">Kamble, R. M., Chan, G. C. Y., Perdomo, O., Kokare, M., Gonzalez, F. A., Muller, H., &amp; Meriaudeau, F. (2018). </text:span><text:span text:style-name="T42">Automated Diabetic Macular Edema (DME) Analysis using Fine Tuning with Inception-Resnet-v2 on OCT Images. 2018 IEEE-</text:span><text:soft-page-break/><text:span text:style-name="T42">EMBS Conference on Biomedical Engineering and Sciences (IECBES).</text:span><text:span text:style-name="T25"> doi:10.1109/iecbes.2018.8626616 </text:span></text:p>
      <text:p text:style-name="P15"><text:span text:style-name="T40"/></text:p>
      <text:p text:style-name="P16"><text:span text:style-name="T40">h</text:span><text:span text:style-name="T25">uang2019 - Y. Huang and J. Hu, "Residual Neural Network Based Classification of Macular Edema in OCT," 2019 IEEE 31st International Conference on Tools with Artificial Intelligence (ICTAI), Portland, OR, USA, 2019, pp. 736-743, doi: 10.1109/ICTAI.2019.00107.</text:span></text:p>
      <text:p text:style-name="P16"><text:span text:style-name="T25"/></text:p>
      <text:p text:style-name="P17"><text:span text:style-name="T41">An2019 - </text:span><text:span text:style-name="T25">An, G., Yokota, H., Motozawa, N., Takagi, S., Mandai, M., Kitahata, S., … Akiba, M. (2019). </text:span><text:span text:style-name="T42">Deep Learning Classification Models Built with Two-step Transfer Learning for Age Related Macular Degeneration Diagnosis. 2019 41st Annual International Conference of the IEEE Engineering in Medicine and Biology Society (EMBC).</text:span><text:span text:style-name="T25"> doi:10.1109/embc.2019.8857468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Roboto,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4T11:32:42.687234070</meta:creation-date>
    <meta:generator>LibreOffice/6.4.6.2$Linux_X86_64 LibreOffice_project/40$Build-2</meta:generator>
    <dc:date>2021-04-04T12:21:27.145559155</dc:date>
    <meta:editing-duration>PT48M35S</meta:editing-duration>
    <meta:editing-cycles>19</meta:editing-cycles>
    <meta:document-statistic meta:table-count="0" meta:image-count="0" meta:object-count="0" meta:page-count="3" meta:paragraph-count="21" meta:word-count="818" meta:character-count="6046" meta:non-whitespace-character-count="5233"/>
  </office:meta>
</office:document-meta>
</file>